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bottom" fo:padding-top="0.762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bottom" fo:padding-top="1.524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rl-tb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397cm" svg:x="16.891cm" svg:y="0.305cm">
          <text:p text:style-name="P1">بایت ۰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13.716cm" svg:y="0.305cm">
          <text:p text:style-name="P1">بایت ۱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10.541cm" svg:y="0.305cm">
          <text:p text:style-name="P1">بایت ۲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7.366cm" svg:y="0.305cm">
          <text:p text:style-name="P1">بایت ۳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4.191cm" svg:y="0.305cm">
          <text:p text:style-name="P1">بایت ۴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0.254cm" svg:y="0.305cm">
          <text:p text:style-name="P2">بایت n+r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35cm" svg:height="0.962cm" svg:x="3.175cm" svg:y="0.522cm">
          <draw:text-box>
            <text:p text:style-name="P3"><text:span text:style-name="T1">...</text:span></text:p>
          </draw:text-box>
        </draw:frame>
        <draw:line draw:style-name="gr3" draw:text-style-name="P1" draw:layer="layout" svg:x1="0.254cm" svg:y1="2.972cm" svg:x2="3.81cm" svg:y2="2.964cm">
          <text:p text:style-name="P2">داده اضافی</text:p>
        </draw:line>
        <draw:line draw:style-name="gr4" draw:text-style-name="P1" draw:layer="layout" svg:x1="0.254cm" svg:y1="4.692cm" svg:x2="19.812cm" svg:y2="4.691cm">
          <text:p text:style-name="P2">جریان داده به طول n+r به طوری که</text:p>
          <text:p text:style-name="P2">ضریبی از عدد ۴ باشد</text:p>
        </draw:line>
        <draw:line draw:style-name="gr3" draw:text-style-name="P1" draw:layer="layout" svg:x1="3.912cm" svg:y1="2.976cm" svg:x2="19.787cm" svg:y2="2.976cm">
          <text:p text:style-name="P2">داده n بایتی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2T00:29:15</meta:creation-date>
    <dc:date>2013-09-02T00:42:49</dc:date>
    <meta:editing-duration>PT10M32S</meta:editing-duration>
    <meta:editing-cycles>3</meta:editing-cycles>
    <meta:generator>LibreOffice/3.6$Linux_X86_64 LibreOffice_project/360m1$Build-304</meta:generator>
    <meta:document-statistic meta:object-count="10"/>
  </office:meta>
</office:document-meta>
</file>